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enzja „Girls und Panzer”</text:p>
      <text:p text:style-name="P1"/>
      <text:p text:style-name="P1">Czy można połączyć czołgi, bitwy pancerne, licealistki w minispódniczkach i fabułę rodem z anime o drużynach sportowych w spójną całość? „Girls und Panzer” udowadnia, że jest to możliwe. Żeńskie liceum Ooarai proponuje swoim uczennicom naukę jazdy czołgiem. Jak przekonuje dyrekcja szkoły, opanowanie trudnej sztuki „czołgingu” ma pomóc młodym dziewczętom stać się lepszymi żonami, matkami i paniami domu. Brzmi absurdalnie? I dobrze, bo przed rozpoczęciem seansu GuP logikę i powagę należy zawiesić na kołku.</text:p>
      <text:p text:style-name="P1">Akcja serialu rozkręca się powoli. Przez pierwsze dwa odcinki widzowie raczeni są scenami z codziennego życia piątki niezbyt rozgarniętych nastolatek: nieśmiałej Miho, marzącej o znalezieniu chłopaka Hany, wyważonej Saori, humorzastej i wiecznie zaspanej Mako oraz entuzjastycznej Yukari. Tak, nie należy się spodziewać postaci o złożonej osobowości, a na czołgi trzeba poczekać do trzeciego odcinka.</text:p>
      <text:p text:style-name="P1">Fabuła jest prosta i skupia się na międzyszkolnym turnieju, w którym reprezentacja Ooarai nadrabia brak doświadczenia własną determinacją. Jest to więc typowe anime sportowe, ale zamiast siatkówki czy piłki nożnej mamy bitwy pancerne toczone przy pomocy bezpiecznej amunicji. I jakie to są bitwy! Nie uświadczymy tu realistycznej taktyki, czołgi poruszają się zwinnie niczym zabawkowe, zdalnie sterowane samochodziki, wpadają w efektowne poślizgi, a ich załogi w bardzo nieszablonowy sposób wykorzystują przeszkody terenowe. Każdy z zespołów, z którymi ściera się drużyna Miho, odtwarza jedną z armii walczących w czasie II Wojny Światowej. Tutaj twórcy serialu postarali się i zadbali nawet o to, aby muzyka była dopasowana do narodowości drużyny: szkoła St. Gloriana rusza do boju w takt „The British Grenadiers”, szkoła niemiecka ma „Panzer Lied” a śpiewana przez radziecką Pravdę „Katiusza” stała się nieomal hymnem redakcji ET.</text:p>
      <text:p text:style-name="P1">Jeśli chodzi o same czołgi, to jest dobrze. Są rysowane z dbałością o detale, nazewnictwo jest poprawne, a postacie wykazują się w dialogach sporą wiedzą na temat swoich pojazdów. Humor trzyma wysoki poziom, a wiele wypowiadanych kwestii sugeruje, że również twórcy dobrze się bawili. Szczególnie zapada w pamięć duet dowodzących Pravdą: Katyusha i Nonna. Ta niedopasowana para (jedna arogancka i głośna, druga spokojna i opanowana) spowoduje niejeden wybuch śmiechu. </text:p>
      <text:p text:style-name="P1">Co więc o tym wszystkim myśleć? Dla mnie „Girls und Panzer” jest doskonałym, zabawnym odmóżdżaczem, a czołgistki w minispódniczkach śmiało mogą konkurować z pastelowymi konikami. Co gorsza, serial ten jest równie zaraźliwy jak „Friendship is Magic”: jeśli zaczniecie oglądać, nie będziecie mogli przestać.</text:p>
      <text:p text:style-name="P1"/>
      <text:p text:style-name="P1"/>
      <text:p text:style-name="P1">Obrazek: <text:a xlink:type="simple" xlink:href="http://i.imgur.com/qgZ6uaZ.png" text:style-name="Internet_20_link" text:visited-style-name="Visited_20_Internet_20_Link">http</text:a><text:a xlink:type="simple" xlink:href="http://i.imgur.com/qgZ6uaZ.png" text:style-name="Internet_20_link" text:visited-style-name="Visited_20_Internet_20_Link">://</text:a><text:a xlink:type="simple" xlink:href="http://i.imgur.com/qgZ6uaZ.png" text:style-name="Internet_20_link" text:visited-style-name="Visited_20_Internet_20_Link">i</text:a><text:a xlink:type="simple" xlink:href="http://i.imgur.com/qgZ6uaZ.png" text:style-name="Internet_20_link" text:visited-style-name="Visited_20_Internet_20_Link">.</text:a><text:a xlink:type="simple" xlink:href="http://i.imgur.com/qgZ6uaZ.png" text:style-name="Internet_20_link" text:visited-style-name="Visited_20_Internet_20_Link">imgur</text:a><text:a xlink:type="simple" xlink:href="http://i.imgur.com/qgZ6uaZ.png" text:style-name="Internet_20_link" text:visited-style-name="Visited_20_Internet_20_Link">.</text:a><text:a xlink:type="simple" xlink:href="http://i.imgur.com/qgZ6uaZ.png" text:style-name="Internet_20_link" text:visited-style-name="Visited_20_Internet_20_Link">com</text:a><text:a xlink:type="simple" xlink:href="http://i.imgur.com/qgZ6uaZ.png" text:style-name="Internet_20_link" text:visited-style-name="Visited_20_Internet_20_Link">/</text:a><text:a xlink:type="simple" xlink:href="http://i.imgur.com/qgZ6uaZ.png" text:style-name="Internet_20_link" text:visited-style-name="Visited_20_Internet_20_Link">qgZ</text:a><text:a xlink:type="simple" xlink:href="http://i.imgur.com/qgZ6uaZ.png" text:style-name="Internet_20_link" text:visited-style-name="Visited_20_Internet_20_Link">6</text:a><text:a xlink:type="simple" xlink:href="http://i.imgur.com/qgZ6uaZ.png" text:style-name="Internet_20_link" text:visited-style-name="Visited_20_Internet_20_Link">uaZ</text:a><text:a xlink:type="simple" xlink:href="http://i.imgur.com/qgZ6uaZ.png" text:style-name="Internet_20_link" text:visited-style-name="Visited_20_Internet_20_Link">.</text:a><text:a xlink:type="simple" xlink:href="http://i.imgur.com/qgZ6uaZ.png" text:style-name="Internet_20_link" text:visited-style-name="Visited_20_Internet_20_Link">png</text:a></text:p>
      <text:p text:style-name="P1">Źródło: <text:a xlink:type="simple" xlink:href="http://www.deviantart.com/art/Ponies-Und-Panzer-496388431" text:style-name="Internet_20_link" text:visited-style-name="Visited_20_Internet_20_Link">http</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www</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deviantart</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com</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art</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Ponies</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Und</text:a><text:a xlink:type="simple" xlink:href="http://www.deviantart.com/art/Ponies-Und-Panzer-496388431" text:style-name="Internet_20_link" text:visited-style-name="Visited_20_Internet_20_Link">-</text:a><text:a xlink:type="simple" xlink:href="http://www.deviantart.com/art/Ponies-Und-Panzer-496388431" text:style-name="Internet_20_link" text:visited-style-name="Visited_20_Internet_20_Link">Panzer</text:a><text:a xlink:type="simple" xlink:href="http://www.deviantart.com/art/Ponies-Und-Panzer-496388431" text:style-name="Internet_20_link" text:visited-style-name="Visited_20_Internet_20_Link">-49638843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7T21:17:38.777000000</dc:date>
    <meta:editing-duration>PT2M29S</meta:editing-duration>
    <meta:document-statistic meta:table-count="0" meta:image-count="0" meta:object-count="0" meta:page-count="1" meta:paragraph-count="8" meta:word-count="382" meta:character-count="2745" meta:non-whitespace-character-count="2370"/>
  </office:meta>
</office:document-meta>
</file>